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FreeMono1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b64e" officeooo:paragraph-rsid="0001b64e"/>
    </style:style>
    <style:style style:name="P2" style:family="paragraph" style:parent-style-name="Standard">
      <style:text-properties officeooo:rsid="0002a85b" officeooo:paragraph-rsid="0002a85b"/>
    </style:style>
    <style:style style:name="P3" style:family="paragraph" style:parent-style-name="Standard">
      <style:text-properties officeooo:rsid="0002a85b" officeooo:paragraph-rsid="00037fa5"/>
    </style:style>
    <style:style style:name="P4" style:family="paragraph" style:parent-style-name="Standard">
      <style:text-properties officeooo:rsid="0002a85b" officeooo:paragraph-rsid="001d344d"/>
    </style:style>
    <style:style style:name="P5" style:family="paragraph" style:parent-style-name="Standard">
      <style:text-properties officeooo:rsid="0002a85b" officeooo:paragraph-rsid="001c9c80"/>
    </style:style>
    <style:style style:name="P6" style:family="paragraph" style:parent-style-name="Standard">
      <style:text-properties officeooo:rsid="0002a85b" officeooo:paragraph-rsid="003e0aed"/>
    </style:style>
    <style:style style:name="P7" style:family="paragraph" style:parent-style-name="Standard">
      <style:text-properties officeooo:rsid="00037fa5" officeooo:paragraph-rsid="001d344d"/>
    </style:style>
    <style:style style:name="P8" style:family="paragraph" style:parent-style-name="Standard">
      <style:text-properties officeooo:rsid="0005a5a6" officeooo:paragraph-rsid="0005a5a6"/>
    </style:style>
    <style:style style:name="P9" style:family="paragraph" style:parent-style-name="Standard">
      <style:text-properties officeooo:rsid="0005a5a6" officeooo:paragraph-rsid="001d344d"/>
    </style:style>
    <style:style style:name="P10" style:family="paragraph" style:parent-style-name="Standard">
      <style:text-properties officeooo:rsid="0005a5a6" officeooo:paragraph-rsid="00f2c0dd"/>
    </style:style>
    <style:style style:name="P11" style:family="paragraph" style:parent-style-name="Standard">
      <style:text-properties fo:font-weight="bold" officeooo:rsid="0036c604" officeooo:paragraph-rsid="0036c604" style:font-weight-asian="bold" style:font-weight-complex="bold"/>
    </style:style>
    <style:style style:name="P12" style:family="paragraph" style:parent-style-name="Standard">
      <style:text-properties fo:font-weight="normal" officeooo:rsid="000b4a52" officeooo:paragraph-rsid="000b4a52" style:font-weight-asian="normal" style:font-weight-complex="normal"/>
    </style:style>
    <style:style style:name="P13" style:family="paragraph" style:parent-style-name="Standard">
      <style:text-properties officeooo:rsid="000bc66b" officeooo:paragraph-rsid="000bc66b"/>
    </style:style>
    <style:style style:name="P14" style:family="paragraph" style:parent-style-name="Standard">
      <style:text-properties officeooo:rsid="000fe34e" officeooo:paragraph-rsid="0001b64e"/>
    </style:style>
    <style:style style:name="P15" style:family="paragraph" style:parent-style-name="Standard">
      <style:text-properties officeooo:rsid="000fe34e" officeooo:paragraph-rsid="0024dc63"/>
    </style:style>
    <style:style style:name="P16" style:family="paragraph" style:parent-style-name="Standard">
      <style:text-properties officeooo:paragraph-rsid="001c9c80"/>
    </style:style>
    <style:style style:name="P17" style:family="paragraph" style:parent-style-name="Standard">
      <style:text-properties officeooo:paragraph-rsid="000bc66b"/>
    </style:style>
    <style:style style:name="P18" style:family="paragraph" style:parent-style-name="Standard">
      <style:text-properties officeooo:paragraph-rsid="000b4a52"/>
    </style:style>
    <style:style style:name="P19" style:family="paragraph" style:parent-style-name="Standard">
      <style:text-properties officeooo:paragraph-rsid="0001b64e"/>
    </style:style>
    <style:style style:name="P20" style:family="paragraph" style:parent-style-name="Standard">
      <style:text-properties officeooo:rsid="002de096" officeooo:paragraph-rsid="002de096"/>
    </style:style>
    <style:style style:name="P21" style:family="paragraph" style:parent-style-name="Standard">
      <style:text-properties officeooo:rsid="0024dc63" officeooo:paragraph-rsid="0024dc63"/>
    </style:style>
    <style:style style:name="P22" style:family="paragraph" style:parent-style-name="Standard">
      <style:text-properties fo:font-size="15pt" fo:font-weight="bold" officeooo:paragraph-rsid="0036c604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36c604" officeooo:paragraph-rsid="0036c604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38ea8a" officeooo:paragraph-rsid="0036c604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2pt" fo:font-weight="normal" officeooo:paragraph-rsid="003b28df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b28df" officeooo:paragraph-rsid="003b28df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b28df" officeooo:paragraph-rsid="005fa541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b28df" officeooo:paragraph-rsid="00611f2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b28df" officeooo:paragraph-rsid="0082841d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b28df" officeooo:paragraph-rsid="0085ea9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b28df" officeooo:paragraph-rsid="009a1b2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b28df" officeooo:paragraph-rsid="00b1551c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b28df" officeooo:paragraph-rsid="00b3fb43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b28df" officeooo:paragraph-rsid="00b59465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b28df" officeooo:paragraph-rsid="00b7ffe7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b28df" officeooo:paragraph-rsid="00b9839c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3b28df" officeooo:paragraph-rsid="00bb25ee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3b28df" officeooo:paragraph-rsid="00bd58a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3b28df" officeooo:paragraph-rsid="00c850cf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3b28df" officeooo:paragraph-rsid="00cc7843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3b28df" officeooo:paragraph-rsid="00cdef58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3b28df" officeooo:paragraph-rsid="00cf6bde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3b28df" officeooo:paragraph-rsid="00cff6d2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3b28df" officeooo:paragraph-rsid="00d06d88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3b28df" officeooo:paragraph-rsid="00d24b7a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3b28df" officeooo:paragraph-rsid="00e38c19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3b28df" officeooo:paragraph-rsid="00eb40f4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3b28df" officeooo:paragraph-rsid="00ef4cf7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3b28df" officeooo:paragraph-rsid="00f14f7f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3b28df" officeooo:paragraph-rsid="00f68964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b28df" officeooo:paragraph-rsid="00f83afb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b28df" officeooo:paragraph-rsid="01002532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5fa541" officeooo:paragraph-rsid="005fa54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5fa541" officeooo:paragraph-rsid="00611f2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611f29" officeooo:paragraph-rsid="00611f29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6356a5" officeooo:paragraph-rsid="006356a5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6d7054" officeooo:paragraph-rsid="006b4570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e32a3" officeooo:paragraph-rsid="0082841d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6e32a3" officeooo:paragraph-rsid="00b5946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6e32a3" officeooo:paragraph-rsid="00c850cf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7e15a0" officeooo:paragraph-rsid="00eb40f4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69da05" officeooo:paragraph-rsid="00b59465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69da05" officeooo:paragraph-rsid="00b1551c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69da05" officeooo:paragraph-rsid="00b7ffe7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69da05" officeooo:paragraph-rsid="00b9839c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69da05" officeooo:paragraph-rsid="00bb25ee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69da05" officeooo:paragraph-rsid="00c850cf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69da05" officeooo:paragraph-rsid="00cc7843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69da05" officeooo:paragraph-rsid="00cdef58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69da05" officeooo:paragraph-rsid="00cf6bde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69da05" officeooo:paragraph-rsid="00cff6d2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bd58a0" officeooo:paragraph-rsid="00bd58a0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bd58a0" officeooo:paragraph-rsid="00bdbd4b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bd58a0" officeooo:paragraph-rsid="00d24b7a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cff6d2" officeooo:paragraph-rsid="00cff6d2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d9dc29" officeooo:paragraph-rsid="01002532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f4cf7" officeooo:paragraph-rsid="00ef4cf7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4cf7" officeooo:paragraph-rsid="00f83afb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87eb3" officeooo:paragraph-rsid="00ef4cf7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14f7f" officeooo:paragraph-rsid="00f14f7f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1f672" officeooo:paragraph-rsid="00f1f672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68964" officeooo:paragraph-rsid="00f68964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style="italic" fo:font-weight="normal" officeooo:rsid="00bfaa25" officeooo:paragraph-rsid="00bfaa25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text-properties fo:font-size="12pt" fo:font-weight="bold" officeooo:rsid="00eb40f4" officeooo:paragraph-rsid="01002532" style:font-size-asian="12pt" style:font-weight-asian="bold" style:font-size-complex="12pt" style:font-weight-complex="bold"/>
    </style:style>
    <style:style style:name="P85" style:family="paragraph" style:parent-style-name="Standard">
      <style:text-properties fo:font-size="12pt" fo:font-weight="bold" officeooo:rsid="008f1709" officeooo:paragraph-rsid="00eb40f4" style:font-size-asian="12pt" style:font-weight-asian="bold" style:font-size-complex="12pt" style:font-weight-complex="bold"/>
    </style:style>
    <style:style style:name="P86" style:family="paragraph" style:parent-style-name="Standard">
      <style:text-properties fo:font-size="12pt" officeooo:rsid="0102305c" officeooo:paragraph-rsid="00eb40f4" style:font-size-asian="12pt" style:font-size-complex="12pt"/>
    </style:style>
    <style:style style:name="P87" style:family="paragraph" style:parent-style-name="Standard">
      <style:text-properties officeooo:rsid="003f2751" officeooo:paragraph-rsid="003f2751"/>
    </style:style>
    <style:style style:name="P88" style:family="paragraph" style:parent-style-name="Standard">
      <style:text-properties officeooo:rsid="003e0aed" officeooo:paragraph-rsid="003e0aed"/>
    </style:style>
    <style:style style:name="P89" style:family="paragraph" style:parent-style-name="Standard">
      <style:text-properties officeooo:rsid="003e0aed" officeooo:paragraph-rsid="00037fa5"/>
    </style:style>
    <style:style style:name="P90" style:family="paragraph" style:parent-style-name="Standard">
      <style:text-properties fo:color="#ff0000" officeooo:paragraph-rsid="000fe34e"/>
    </style:style>
    <style:style style:name="P91" style:family="paragraph" style:parent-style-name="Standard">
      <style:text-properties fo:color="#ff0000" fo:font-style="normal" officeooo:rsid="003faa43" officeooo:paragraph-rsid="003faa43" style:font-style-asian="normal" style:font-style-complex="normal"/>
    </style:style>
    <style:style style:name="P92" style:family="paragraph" style:parent-style-name="Standard">
      <style:text-properties fo:color="#ff0000" officeooo:rsid="0002a85b" officeooo:paragraph-rsid="000febc9"/>
    </style:style>
    <style:style style:name="P93" style:family="paragraph" style:parent-style-name="Standard">
      <style:text-properties fo:color="#ff0000" officeooo:rsid="0002a85b" officeooo:paragraph-rsid="001149c0"/>
    </style:style>
    <style:style style:name="P94" style:family="paragraph" style:parent-style-name="Standard">
      <style:text-properties fo:color="#ff0000" officeooo:rsid="0002a85b" officeooo:paragraph-rsid="00134f95"/>
    </style:style>
    <style:style style:name="P95" style:family="paragraph" style:parent-style-name="Standard">
      <style:text-properties fo:color="#ff0000" officeooo:rsid="0002a85b" officeooo:paragraph-rsid="0014e471"/>
    </style:style>
    <style:style style:name="P96" style:family="paragraph" style:parent-style-name="Standard">
      <style:text-properties fo:color="#ff0000" officeooo:rsid="000fe34e" officeooo:paragraph-rsid="000fe34e"/>
    </style:style>
    <style:style style:name="P97" style:family="paragraph" style:parent-style-name="Standard">
      <style:text-properties fo:color="#ff0000" officeooo:paragraph-rsid="000febc9"/>
    </style:style>
    <style:style style:name="P98" style:family="paragraph" style:parent-style-name="Standard">
      <style:text-properties fo:color="#ff0000" officeooo:rsid="001149c0" officeooo:paragraph-rsid="000febc9"/>
    </style:style>
    <style:style style:name="P99" style:family="paragraph" style:parent-style-name="Standard">
      <style:text-properties fo:color="#ff0000" officeooo:rsid="00134f95" officeooo:paragraph-rsid="00134f95"/>
    </style:style>
    <style:style style:name="P100" style:family="paragraph" style:parent-style-name="Standard">
      <style:text-properties fo:color="#ff0000" officeooo:rsid="00134f95" officeooo:paragraph-rsid="005b9c9d"/>
    </style:style>
    <style:style style:name="P101" style:family="paragraph" style:parent-style-name="Standard">
      <style:text-properties fo:color="#ff0000" officeooo:rsid="00134f95" officeooo:paragraph-rsid="007787df"/>
    </style:style>
    <style:style style:name="P102" style:family="paragraph" style:parent-style-name="Standard">
      <style:text-properties fo:color="#ff0000" officeooo:paragraph-rsid="0014e471"/>
    </style:style>
    <style:style style:name="P103" style:family="paragraph" style:parent-style-name="Standard">
      <style:text-properties fo:color="#ff0000" officeooo:rsid="0014e471" officeooo:paragraph-rsid="0014e471"/>
    </style:style>
    <style:style style:name="P104" style:family="paragraph" style:parent-style-name="Standard">
      <style:text-properties fo:color="#ff0000" officeooo:paragraph-rsid="009c6940"/>
    </style:style>
    <style:style style:name="P105" style:family="paragraph" style:parent-style-name="Standard">
      <style:text-properties fo:color="#ff0000" officeooo:paragraph-rsid="009d0f31"/>
    </style:style>
    <style:style style:name="P106" style:family="paragraph" style:parent-style-name="Standard">
      <style:text-properties fo:color="#ff0000" officeooo:paragraph-rsid="009e7abf"/>
    </style:style>
    <style:style style:name="P107" style:family="paragraph" style:parent-style-name="Standard">
      <style:text-properties fo:color="#ff0000" officeooo:paragraph-rsid="009f6a7e"/>
    </style:style>
    <style:style style:name="P108" style:family="paragraph" style:parent-style-name="Standard">
      <style:text-properties fo:color="#ff0000" officeooo:rsid="0079081f" officeooo:paragraph-rsid="0079081f"/>
    </style:style>
    <style:style style:name="P109" style:family="paragraph" style:parent-style-name="Standard">
      <style:text-properties officeooo:paragraph-rsid="0075c06a"/>
    </style:style>
    <style:style style:name="P110" style:family="paragraph" style:parent-style-name="Standard">
      <style:text-properties officeooo:paragraph-rsid="01078525"/>
    </style:style>
    <style:style style:name="P111" style:family="paragraph" style:parent-style-name="Standard">
      <style:text-properties officeooo:rsid="0014e471" officeooo:paragraph-rsid="000bc66b"/>
    </style:style>
    <style:style style:name="P112" style:family="paragraph" style:parent-style-name="Standard">
      <style:text-properties officeooo:paragraph-rsid="0014e471"/>
    </style:style>
    <style:style style:name="P113" style:family="paragraph" style:parent-style-name="Standard">
      <style:text-properties fo:color="#ff0000" officeooo:rsid="001975b5" officeooo:paragraph-rsid="0014e471"/>
    </style:style>
    <style:style style:name="P114" style:family="paragraph" style:parent-style-name="Standard">
      <style:text-properties fo:color="#ff0000" officeooo:rsid="01085f18" officeooo:paragraph-rsid="01085f18"/>
    </style:style>
    <style:style style:name="P115" style:family="paragraph" style:parent-style-name="Standard">
      <style:text-properties fo:color="#ff0000" fo:font-style="normal" officeooo:rsid="000febc9" officeooo:paragraph-rsid="003faa43" style:font-style-asian="normal" style:font-style-complex="normal"/>
    </style:style>
    <style:style style:name="P116" style:family="paragraph" style:parent-style-name="Standard">
      <style:text-properties fo:font-size="15pt" fo:font-weight="bold" officeooo:rsid="0001b64e" officeooo:paragraph-rsid="010dea01" style:font-size-asian="15pt" style:font-weight-asian="bold" style:font-size-complex="15pt" style:font-weight-complex="bold"/>
    </style:style>
    <style:style style:name="P117" style:family="paragraph" style:parent-style-name="Standard">
      <style:text-properties officeooo:rsid="00099f11" officeooo:paragraph-rsid="010b04aa"/>
    </style:style>
    <style:style style:name="P118" style:family="paragraph" style:parent-style-name="Standard">
      <style:text-properties officeooo:rsid="00099f11" officeooo:paragraph-rsid="010dea01"/>
    </style:style>
    <style:style style:name="P119" style:family="paragraph" style:parent-style-name="Standard">
      <style:text-properties fo:font-weight="bold" officeooo:rsid="000f552f" officeooo:paragraph-rsid="010b04aa" style:font-weight-asian="bold" style:font-weight-complex="bold"/>
    </style:style>
    <style:style style:name="P120" style:family="paragraph" style:parent-style-name="Standard">
      <style:text-properties fo:font-weight="bold" officeooo:paragraph-rsid="010b04aa" style:font-weight-asian="bold" style:font-weight-complex="bold"/>
    </style:style>
    <style:style style:name="P121" style:family="paragraph" style:parent-style-name="Standard">
      <style:text-properties officeooo:paragraph-rsid="010b04aa"/>
    </style:style>
    <style:style style:name="P122" style:family="paragraph" style:parent-style-name="Standard">
      <style:text-properties officeooo:rsid="0005a5a6" officeooo:paragraph-rsid="010d9b78"/>
    </style:style>
    <style:style style:name="P123" style:family="paragraph" style:parent-style-name="Standard">
      <style:text-properties officeooo:paragraph-rsid="010d9b78"/>
    </style:style>
    <style:style style:name="P124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73f949" officeooo:paragraph-rsid="010dea01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044023" officeooo:paragraph-rsid="010dea01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7b5250" officeooo:paragraph-rsid="010dea01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7ba23a" officeooo:paragraph-rsid="010dea01" style:font-size-asian="12pt" style:font-weight-asian="normal" style:font-size-complex="12pt" style:font-weight-complex="normal"/>
    </style:style>
    <style:style style:name="T1" style:family="text">
      <style:text-properties officeooo:rsid="0001b64e"/>
    </style:style>
    <style:style style:name="T2" style:family="text">
      <style:text-properties officeooo:rsid="0002a8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4a52" style:font-weight-asian="bold" style:font-weight-complex="bold"/>
    </style:style>
    <style:style style:name="T5" style:family="text">
      <style:text-properties fo:font-weight="bold" officeooo:rsid="000bc66b" style:font-weight-asian="bold" style:font-weight-complex="bold"/>
    </style:style>
    <style:style style:name="T6" style:family="text">
      <style:text-properties fo:font-weight="bold" officeooo:rsid="0024dc63" style:font-weight-asian="bold" style:font-weight-complex="bold"/>
    </style:style>
    <style:style style:name="T7" style:family="text">
      <style:text-properties fo:font-weight="bold" officeooo:rsid="0093506b" style:font-weight-asian="bold" style:font-weight-complex="bold"/>
    </style:style>
    <style:style style:name="T8" style:family="text">
      <style:text-properties fo:font-weight="bold" officeooo:rsid="0094db56" style:font-weight-asian="bold" style:font-weight-complex="bold"/>
    </style:style>
    <style:style style:name="T9" style:family="text">
      <style:text-properties fo:font-weight="bold" officeooo:rsid="00eb40f4" style:font-weight-asian="bold" style:font-weight-complex="bold"/>
    </style:style>
    <style:style style:name="T10" style:family="text">
      <style:text-properties fo:font-weight="normal" officeooo:rsid="000b4a52" style:font-weight-asian="normal" style:font-weight-complex="normal"/>
    </style:style>
    <style:style style:name="T11" style:family="text">
      <style:text-properties fo:font-weight="normal" officeooo:rsid="00230301" style:font-weight-asian="normal" style:font-weight-complex="normal"/>
    </style:style>
    <style:style style:name="T12" style:family="text">
      <style:text-properties fo:font-weight="normal" officeooo:rsid="003f2751" style:font-weight-asian="normal" style:font-weight-complex="normal"/>
    </style:style>
    <style:style style:name="T13" style:family="text">
      <style:text-properties fo:font-style="italic" officeooo:rsid="00099f11" style:font-style-asian="italic" style:font-style-complex="italic"/>
    </style:style>
    <style:style style:name="T14" style:family="text">
      <style:text-properties fo:font-style="italic" officeooo:rsid="000b4a52" style:font-style-asian="italic" style:font-style-complex="italic"/>
    </style:style>
    <style:style style:name="T15" style:family="text">
      <style:text-properties fo:font-style="italic" officeooo:rsid="000febc9" style:font-style-asian="italic" style:font-style-complex="italic"/>
    </style:style>
    <style:style style:name="T16" style:family="text">
      <style:text-properties fo:font-style="italic" officeooo:rsid="003e0aed" style:font-style-asian="italic" style:font-style-complex="italic"/>
    </style:style>
    <style:style style:name="T17" style:family="text">
      <style:text-properties fo:font-style="italic" officeooo:rsid="007787df" style:font-style-asian="italic" style:font-style-complex="italic"/>
    </style:style>
    <style:style style:name="T18" style:family="text">
      <style:text-properties fo:font-style="italic" officeooo:rsid="00bdbd4b" style:font-style-asian="italic" style:font-style-complex="italic"/>
    </style:style>
    <style:style style:name="T19" style:family="text">
      <style:text-properties fo:font-style="italic" fo:font-weight="normal" officeooo:rsid="000b4a5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711ce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730dc6" style:font-style-asian="italic" style:font-weight-asian="normal" style:font-style-complex="italic" style:font-weight-complex="normal"/>
    </style:style>
    <style:style style:name="T22" style:family="text">
      <style:text-properties officeooo:rsid="000660fc"/>
    </style:style>
    <style:style style:name="T23" style:family="text">
      <style:text-properties officeooo:rsid="00076215"/>
    </style:style>
    <style:style style:name="T24" style:family="text">
      <style:text-properties officeooo:rsid="000784e0"/>
    </style:style>
    <style:style style:name="T25" style:family="text">
      <style:text-properties officeooo:rsid="00099f11"/>
    </style:style>
    <style:style style:name="T26" style:family="text">
      <style:text-properties officeooo:rsid="0009a1d4"/>
    </style:style>
    <style:style style:name="T27" style:family="text">
      <style:text-properties officeooo:rsid="000a8a25"/>
    </style:style>
    <style:style style:name="T28" style:family="text">
      <style:text-properties officeooo:rsid="000b4a52"/>
    </style:style>
    <style:style style:name="T29" style:family="text">
      <style:text-properties fo:font-style="normal" officeooo:rsid="00134f95" style:font-style-asian="normal" style:font-style-complex="normal"/>
    </style:style>
    <style:style style:name="T30" style:family="text">
      <style:text-properties fo:font-style="normal" officeooo:rsid="00bdbd4b" style:font-style-asian="normal" style:font-style-complex="normal"/>
    </style:style>
    <style:style style:name="T31" style:family="text">
      <style:text-properties fo:font-style="normal" officeooo:rsid="00c5d698" style:font-style-asian="normal" style:font-style-complex="normal"/>
    </style:style>
    <style:style style:name="T32" style:family="text">
      <style:text-properties fo:font-style="normal" fo:font-weight="normal" officeooo:rsid="000b4a5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3111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62d1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f275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03af5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711ce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730dc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3bd7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5c06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085f18" style:font-style-asian="normal" style:font-weight-asian="normal" style:font-style-complex="normal" style:font-weight-complex="normal"/>
    </style:style>
    <style:style style:name="T42" style:family="text">
      <style:text-properties officeooo:rsid="000bc66b"/>
    </style:style>
    <style:style style:name="T43" style:family="text">
      <style:text-properties officeooo:rsid="000e1783"/>
    </style:style>
    <style:style style:name="T44" style:family="text">
      <style:text-properties officeooo:rsid="000febc9"/>
    </style:style>
    <style:style style:name="T45" style:family="text">
      <style:text-properties officeooo:rsid="001149c0"/>
    </style:style>
    <style:style style:name="T46" style:family="text">
      <style:text-properties officeooo:rsid="00134f95"/>
    </style:style>
    <style:style style:name="T47" style:family="text">
      <style:text-properties officeooo:rsid="0014e471"/>
    </style:style>
    <style:style style:name="T48" style:family="text">
      <style:text-properties officeooo:rsid="00162c88"/>
    </style:style>
    <style:style style:name="T49" style:family="text">
      <style:text-properties officeooo:rsid="0017e3a9"/>
    </style:style>
    <style:style style:name="T50" style:family="text">
      <style:text-properties officeooo:rsid="001975b5"/>
    </style:style>
    <style:style style:name="T51" style:family="text">
      <style:text-properties officeooo:rsid="001c9c80"/>
    </style:style>
    <style:style style:name="T52" style:family="text">
      <style:text-properties officeooo:rsid="001d344d"/>
    </style:style>
    <style:style style:name="T53" style:family="text">
      <style:text-properties officeooo:rsid="0020dff3"/>
    </style:style>
    <style:style style:name="T54" style:family="text">
      <style:text-properties officeooo:rsid="00225ae5"/>
    </style:style>
    <style:style style:name="T55" style:family="text">
      <style:text-properties officeooo:rsid="0024dc63"/>
    </style:style>
    <style:style style:name="T56" style:family="text">
      <style:text-properties officeooo:rsid="002b8270"/>
    </style:style>
    <style:style style:name="T57" style:family="text">
      <style:text-properties officeooo:rsid="002d2939"/>
    </style:style>
    <style:style style:name="T58" style:family="text">
      <style:text-properties officeooo:rsid="0030efb7"/>
    </style:style>
    <style:style style:name="T59" style:family="text">
      <style:text-properties officeooo:rsid="0031ab87"/>
    </style:style>
    <style:style style:name="T60" style:family="text">
      <style:text-properties officeooo:rsid="0032d1ca"/>
    </style:style>
    <style:style style:name="T61" style:family="text">
      <style:text-properties officeooo:rsid="0036c604"/>
    </style:style>
    <style:style style:name="T62" style:family="text">
      <style:text-properties officeooo:rsid="0037cd7c"/>
    </style:style>
    <style:style style:name="T63" style:family="text">
      <style:text-properties officeooo:rsid="0038ea8a"/>
    </style:style>
    <style:style style:name="T64" style:family="text">
      <style:text-properties officeooo:rsid="003b28df"/>
    </style:style>
    <style:style style:name="T65" style:family="text">
      <style:text-properties officeooo:rsid="003c243e"/>
    </style:style>
    <style:style style:name="T66" style:family="text">
      <style:text-properties officeooo:rsid="003d2716"/>
    </style:style>
    <style:style style:name="T67" style:family="text">
      <style:text-properties officeooo:rsid="003e0aed"/>
    </style:style>
    <style:style style:name="T68" style:family="text">
      <style:text-properties officeooo:rsid="003f2751"/>
    </style:style>
    <style:style style:name="T69" style:family="text">
      <style:text-properties officeooo:rsid="003faa43"/>
    </style:style>
    <style:style style:name="T70" style:family="text">
      <style:text-properties officeooo:rsid="003ff622"/>
    </style:style>
    <style:style style:name="T71" style:family="text">
      <style:text-properties officeooo:rsid="004112f0"/>
    </style:style>
    <style:style style:name="T72" style:family="text">
      <style:text-properties officeooo:rsid="0042cbcf"/>
    </style:style>
    <style:style style:name="T73" style:family="text">
      <style:text-properties officeooo:rsid="004796a7"/>
    </style:style>
    <style:style style:name="T74" style:family="text">
      <style:text-properties officeooo:rsid="00491b39"/>
    </style:style>
    <style:style style:name="T75" style:family="text">
      <style:text-properties officeooo:rsid="004b169d"/>
    </style:style>
    <style:style style:name="T76" style:family="text">
      <style:text-properties officeooo:rsid="00523644"/>
    </style:style>
    <style:style style:name="T77" style:family="text">
      <style:text-properties officeooo:rsid="005429dd"/>
    </style:style>
    <style:style style:name="T78" style:family="text">
      <style:text-properties officeooo:rsid="005567e8"/>
    </style:style>
    <style:style style:name="T79" style:family="text">
      <style:text-properties officeooo:rsid="00581630"/>
    </style:style>
    <style:style style:name="T80" style:family="text">
      <style:text-properties officeooo:rsid="005b9c9d"/>
    </style:style>
    <style:style style:name="T81" style:family="text">
      <style:text-properties officeooo:rsid="005d06f9"/>
    </style:style>
    <style:style style:name="T82" style:family="text">
      <style:text-properties officeooo:rsid="005de737"/>
    </style:style>
    <style:style style:name="T83" style:family="text">
      <style:text-properties officeooo:rsid="005f99fe"/>
    </style:style>
    <style:style style:name="T84" style:family="text">
      <style:text-properties officeooo:rsid="005fa541"/>
    </style:style>
    <style:style style:name="T85" style:family="text">
      <style:text-properties officeooo:rsid="00611f29"/>
    </style:style>
    <style:style style:name="T86" style:family="text">
      <style:text-properties officeooo:rsid="0061d320"/>
    </style:style>
    <style:style style:name="T87" style:family="text">
      <style:text-properties officeooo:rsid="006356a5"/>
    </style:style>
    <style:style style:name="T88" style:family="text">
      <style:text-properties officeooo:rsid="0065112d"/>
    </style:style>
    <style:style style:name="T89" style:family="text">
      <style:text-properties officeooo:rsid="0068a05d"/>
    </style:style>
    <style:style style:name="T90" style:family="text">
      <style:text-properties officeooo:rsid="0069da05"/>
    </style:style>
    <style:style style:name="T91" style:family="text">
      <style:text-properties officeooo:rsid="006b4570"/>
    </style:style>
    <style:style style:name="T92" style:family="text">
      <style:text-properties officeooo:rsid="006ba70b"/>
    </style:style>
    <style:style style:name="T93" style:family="text">
      <style:text-properties officeooo:rsid="006d7054"/>
    </style:style>
    <style:style style:name="T94" style:family="text">
      <style:text-properties officeooo:rsid="006e32a3"/>
    </style:style>
    <style:style style:name="T95" style:family="text">
      <style:text-properties officeooo:rsid="0071376a"/>
    </style:style>
    <style:style style:name="T96" style:family="text">
      <style:text-properties officeooo:rsid="007787df"/>
    </style:style>
    <style:style style:name="T97" style:family="text">
      <style:text-properties officeooo:rsid="00794159"/>
    </style:style>
    <style:style style:name="T98" style:family="text">
      <style:text-properties officeooo:rsid="007e15a0"/>
    </style:style>
    <style:style style:name="T99" style:family="text">
      <style:text-properties officeooo:rsid="007ec59f"/>
    </style:style>
    <style:style style:name="T100" style:family="text">
      <style:text-properties officeooo:rsid="007ffbb8"/>
    </style:style>
    <style:style style:name="T101" style:family="text">
      <style:text-properties officeooo:rsid="00816dd3"/>
    </style:style>
    <style:style style:name="T102" style:family="text">
      <style:text-properties officeooo:rsid="0082841d"/>
    </style:style>
    <style:style style:name="T103" style:family="text">
      <style:text-properties officeooo:rsid="008384f7"/>
    </style:style>
    <style:style style:name="T104" style:family="text">
      <style:text-properties officeooo:rsid="00841bff"/>
    </style:style>
    <style:style style:name="T105" style:family="text">
      <style:text-properties officeooo:rsid="0085ea94"/>
    </style:style>
    <style:style style:name="T106" style:family="text">
      <style:text-properties officeooo:rsid="0089e4d5"/>
    </style:style>
    <style:style style:name="T107" style:family="text">
      <style:text-properties officeooo:rsid="00913202"/>
    </style:style>
    <style:style style:name="T108" style:family="text">
      <style:text-properties officeooo:rsid="0096c7c2"/>
    </style:style>
    <style:style style:name="T109" style:family="text">
      <style:text-properties officeooo:rsid="00970259"/>
    </style:style>
    <style:style style:name="T110" style:family="text">
      <style:text-properties officeooo:rsid="009888f8"/>
    </style:style>
    <style:style style:name="T111" style:family="text">
      <style:text-properties officeooo:rsid="009bc8ee"/>
    </style:style>
    <style:style style:name="T112" style:family="text">
      <style:text-properties officeooo:rsid="00a12a21"/>
    </style:style>
    <style:style style:name="T113" style:family="text">
      <style:text-properties officeooo:rsid="00ac351d"/>
    </style:style>
    <style:style style:name="T114" style:family="text">
      <style:text-properties officeooo:rsid="00b1551c"/>
    </style:style>
    <style:style style:name="T115" style:family="text">
      <style:text-properties officeooo:rsid="00b3c4f8"/>
    </style:style>
    <style:style style:name="T116" style:family="text">
      <style:text-properties officeooo:rsid="00b59465"/>
    </style:style>
    <style:style style:name="T117" style:family="text">
      <style:text-properties officeooo:rsid="00b7ffe7"/>
    </style:style>
    <style:style style:name="T118" style:family="text">
      <style:text-properties officeooo:rsid="00b9839c"/>
    </style:style>
    <style:style style:name="T119" style:family="text">
      <style:text-properties officeooo:rsid="00bb0a15"/>
    </style:style>
    <style:style style:name="T120" style:family="text">
      <style:text-properties officeooo:rsid="00bb25ee"/>
    </style:style>
    <style:style style:name="T121" style:family="text">
      <style:text-properties officeooo:rsid="00bcc115"/>
    </style:style>
    <style:style style:name="T122" style:family="text">
      <style:text-properties officeooo:rsid="00bd58a0"/>
    </style:style>
    <style:style style:name="T123" style:family="text">
      <style:text-properties officeooo:rsid="00bdbd4b"/>
    </style:style>
    <style:style style:name="T124" style:family="text">
      <style:text-properties officeooo:rsid="00c5d698"/>
    </style:style>
    <style:style style:name="T125" style:family="text">
      <style:text-properties officeooo:rsid="00c7c78e"/>
    </style:style>
    <style:style style:name="T126" style:family="text">
      <style:text-properties officeooo:rsid="00c850cf"/>
    </style:style>
    <style:style style:name="T127" style:family="text">
      <style:text-properties officeooo:rsid="00cc7843"/>
    </style:style>
    <style:style style:name="T128" style:family="text">
      <style:text-properties officeooo:rsid="00cdef58"/>
    </style:style>
    <style:style style:name="T129" style:family="text">
      <style:text-properties officeooo:rsid="00cf6bde"/>
    </style:style>
    <style:style style:name="T130" style:family="text">
      <style:text-properties officeooo:rsid="00cff6d2"/>
    </style:style>
    <style:style style:name="T131" style:family="text">
      <style:text-properties officeooo:rsid="00d06d88"/>
    </style:style>
    <style:style style:name="T132" style:family="text">
      <style:text-properties officeooo:rsid="00d24b7a"/>
    </style:style>
    <style:style style:name="T133" style:family="text">
      <style:text-properties officeooo:rsid="00d3ff32"/>
    </style:style>
    <style:style style:name="T134" style:family="text">
      <style:text-properties officeooo:rsid="00d4b324"/>
    </style:style>
    <style:style style:name="T135" style:family="text">
      <style:text-properties officeooo:rsid="00d60825"/>
    </style:style>
    <style:style style:name="T136" style:family="text">
      <style:text-properties officeooo:rsid="00d7605b"/>
    </style:style>
    <style:style style:name="T137" style:family="text">
      <style:text-properties officeooo:rsid="00d91327"/>
    </style:style>
    <style:style style:name="T138" style:family="text">
      <style:text-properties officeooo:rsid="00d9dc29"/>
    </style:style>
    <style:style style:name="T139" style:family="text">
      <style:text-properties officeooo:rsid="00db3f9f"/>
    </style:style>
    <style:style style:name="T140" style:family="text">
      <style:text-properties officeooo:rsid="00db828a"/>
    </style:style>
    <style:style style:name="T141" style:family="text">
      <style:text-properties officeooo:rsid="00dcec6d"/>
    </style:style>
    <style:style style:name="T142" style:family="text">
      <style:text-properties officeooo:rsid="00df6742"/>
    </style:style>
    <style:style style:name="T143" style:family="text">
      <style:text-properties officeooo:rsid="00e05913"/>
    </style:style>
    <style:style style:name="T144" style:family="text">
      <style:text-properties officeooo:rsid="00e549e3"/>
    </style:style>
    <style:style style:name="T145" style:family="text">
      <style:text-properties officeooo:rsid="00e5a1a8"/>
    </style:style>
    <style:style style:name="T146" style:family="text">
      <style:text-properties officeooo:rsid="00eb40f4"/>
    </style:style>
    <style:style style:name="T147" style:family="text">
      <style:text-properties officeooo:rsid="00ef4cf7"/>
    </style:style>
    <style:style style:name="T148" style:family="text">
      <style:text-properties officeooo:rsid="00f14f7f"/>
    </style:style>
    <style:style style:name="T149" style:family="text">
      <style:text-properties officeooo:rsid="00f1f672"/>
    </style:style>
    <style:style style:name="T150" style:family="text">
      <style:text-properties officeooo:rsid="00f33c84"/>
    </style:style>
    <style:style style:name="T151" style:family="text">
      <style:text-properties officeooo:rsid="00f58947"/>
    </style:style>
    <style:style style:name="T152" style:family="text">
      <style:text-properties officeooo:rsid="00f68964"/>
    </style:style>
    <style:style style:name="T153" style:family="text">
      <style:text-properties officeooo:rsid="00f83afb"/>
    </style:style>
    <style:style style:name="T154" style:family="text">
      <style:text-properties officeooo:rsid="00f87eb3"/>
    </style:style>
    <style:style style:name="T155" style:family="text">
      <style:text-properties officeooo:rsid="00f9d45c"/>
    </style:style>
    <style:style style:name="T156" style:family="text">
      <style:text-properties officeooo:rsid="00fb24b2"/>
    </style:style>
    <style:style style:name="T157" style:family="text">
      <style:text-properties officeooo:rsid="00fb25c4"/>
    </style:style>
    <style:style style:name="T158" style:family="text">
      <style:text-properties officeooo:rsid="00fecb08"/>
    </style:style>
    <style:style style:name="T159" style:family="text">
      <style:text-properties officeooo:rsid="01002532"/>
    </style:style>
    <style:style style:name="T160" style:family="text">
      <style:text-properties officeooo:rsid="01057b3e"/>
    </style:style>
    <style:style style:name="T161" style:family="text">
      <style:text-properties officeooo:rsid="01078525"/>
    </style:style>
    <style:style style:name="T162" style:family="text">
      <style:text-properties officeooo:rsid="01085f18"/>
    </style:style>
    <style:style style:name="T163" style:family="text">
      <style:text-properties officeooo:rsid="010c8dec"/>
    </style:style>
    <style:style style:name="T164" style:family="text">
      <style:text-properties officeooo:rsid="010de23e"/>
    </style:style>
    <style:style style:name="T165" style:family="text">
      <style:text-properties officeooo:rsid="010dea01"/>
    </style:style>
    <style:style style:name="T166" style:family="text">
      <style:text-properties officeooo:rsid="0273f949"/>
    </style:style>
    <style:style style:name="T167" style:family="text">
      <style:text-properties officeooo:rsid="028117db"/>
    </style:style>
    <style:style style:name="T168" style:family="text">
      <style:text-properties officeooo:rsid="02750d1d"/>
    </style:style>
    <style:style style:name="T169" style:family="text">
      <style:text-properties officeooo:rsid="0276af84"/>
    </style:style>
    <style:style style:name="T170" style:family="text">
      <style:text-properties officeooo:rsid="0277d5ee"/>
    </style:style>
    <style:style style:name="T171" style:family="text">
      <style:text-properties officeooo:rsid="0279ccfa"/>
    </style:style>
    <style:style style:name="T172" style:family="text">
      <style:text-properties officeooo:rsid="027b5250"/>
    </style:style>
    <style:style style:name="T173" style:family="text">
      <style:text-properties officeooo:rsid="027ba23a"/>
    </style:style>
    <style:style style:name="T174" style:family="text">
      <style:text-properties style:font-name="Jomolhari" officeooo:rsid="0276af84"/>
    </style:style>
    <style:style style:name="T175" style:family="text">
      <style:text-properties style:font-name="Jomolhari" officeooo:rsid="0273f949"/>
    </style:style>
    <style:style style:name="T176" style:family="text">
      <style:text-properties fo:font-size="12pt" style:font-size-asian="12pt" style:font-size-complex="12pt"/>
    </style:style>
    <style:style style:name="T177" style:family="text">
      <style:text-properties style:font-name="FreeMono1" fo:font-size="12pt" style:font-size-asian="12pt" style:font-size-complex="12pt"/>
    </style:style>
    <style:style style:name="T178" style:family="text">
      <style:text-properties officeooo:rsid="010ed500"/>
    </style:style>
    <style:style style:name="T179" style:family="text">
      <style:text-properties officeooo:rsid="010f8a4b"/>
    </style:style>
    <style:style style:name="T180" style:family="text">
      <style:text-properties officeooo:rsid="0110fa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1.<text:tab/><text:span text:style-name="T65">A WORKING INT</text:span><text:span text:style-name="T70">R</text:span><text:span text:style-name="T65">ODUCTION TO</text:span> SHIFT-REDUCE PARSING</text:p>
      <text:p text:style-name="P11"/>
      <text:p text:style-name="P19"><text:span text:style-name="T65">The shift-reduce parser is essentially a </text:span><text:span text:style-name="T1"><text:s/>push down automaton. </text:span><text:span text:style-name="T65">Hence it consists of a finite state machine with </text:span><text:span text:style-name="T1">a stack. The stack is used to hold terminal and/</text:span><text:span text:style-name="T22">or</text:span><text:span text:style-name="T1"> non-terminal symbols. </text:span><text:span text:style-name="T66">The following is a gentle introduction to </text:span><text:span text:style-name="T1">shift-reduce pars</text:span><text:span text:style-name="T66">ing. <text:s/></text:span></text:p>
      <text:p text:style-name="P1"/>
      <text:p text:style-name="P16"><text:span text:style-name="T51">Let us make the following a</text:span><text:span text:style-name="T2">ssum</text:span><text:span text:style-name="T51">ptions:</text:span></text:p>
      <text:p text:style-name="P16"><text:span text:style-name="T51">- T</text:span><text:span text:style-name="T2">he input to be parsed, </text:span><text:span text:style-name="T68">which is a sequence of terminal symbols</text:span><text:span text:style-name="T2"> is stored in an input buffer</text:span></text:p>
      <text:p text:style-name="P110"><text:span text:style-name="T51">- </text:span><text:span text:style-name="T2">$ is used as an end-marker to mark the end of the input buffer.</text:span></text:p>
      <text:p text:style-name="P110"><text:span text:style-name="T2"><text:s text:c="2"/></text:span><text:span text:style-name="T161">The stack is initialized to contain just the symbol $. <text:s/></text:span></text:p>
      <text:p text:style-name="P9"><text:span text:style-name="T52">- O</text:span><text:span text:style-name="T2">nce a </text:span><text:span text:style-name="T68">terminal</text:span><text:span text:style-name="T2"> has been read </text:span><text:span text:style-name="T68">from the input</text:span><text:span text:style-name="T2">, it is removed from the input buffer.</text:span></text:p>
      <text:p text:style-name="P5"/>
      <text:p text:style-name="P7"><text:span text:style-name="T66">Consider</text:span> the following <text:span text:style-name="T53">c</text:span>onte<text:span text:style-name="T66">x</text:span>t free grammar:</text:p>
      <text:p text:style-name="P7"/>
      <text:p text:style-name="P7"><text:span text:style-name="T74">(</text:span><text:span text:style-name="T73">1</text:span><text:span text:style-name="T74">)</text:span><text:span text:style-name="T73"><text:tab/></text:span>expr <text:s/>: <text:s text:c="3"/><text:tab/>expr '+' expr<text:tab/> </text:p>
      <text:p text:style-name="P7"><text:span text:style-name="T74">(</text:span><text:span text:style-name="T73">2</text:span><text:span text:style-name="T74">)</text:span><text:span text:style-name="T73"><text:tab/></text:span><text:tab/>| <text:tab/>'(' expr ')'<text:tab/> </text:p>
      <text:p text:style-name="P7"><text:span text:style-name="T74">(</text:span><text:span text:style-name="T73">3</text:span><text:span text:style-name="T74">)</text:span><text:span text:style-name="T73"><text:tab/></text:span><text:tab/>|<text:tab/><text:span text:style-name="T68">'0' | '1' </text:span><text:span text:style-name="T71">|</text:span><text:tab/><text:span text:style-name="T71">'2' | '3' | '4' | '5' | '6' | '7' | '8' | '9'</text:span><text:tab/></text:p>
      <text:p text:style-name="P7"><text:span text:style-name="T74">(</text:span><text:span text:style-name="T73">4</text:span><text:span text:style-name="T74">)</text:span><text:span text:style-name="T73"><text:tab/></text:span><text:tab/>; </text:p>
      <text:p text:style-name="P7"/>
      <text:p text:style-name="P87">The terminal set is {<text:span text:style-name="T72">+,(,),</text:span>0,1,<text:span text:style-name="T72">2,3,4,5,6,7,8,9</text:span>}. <text:s/>The only non-terminal is 'expr'. <text:s/></text:p>
      <text:p text:style-name="P4"/>
      <text:p text:style-name="P16"><text:span text:style-name="T2">Before </text:span><text:span text:style-name="T23">the </text:span><text:span text:style-name="T2">parsing </text:span><text:span text:style-name="T23">process begins</text:span><text:span text:style-name="T2">, the contents of the stack and the input buffer </text:span><text:span text:style-name="T2">would be as follows:</text:span></text:p>
      <text:p text:style-name="P2"/>
      <text:p text:style-name="P2">STACK:<text:tab/>$<text:tab/><text:tab/><text:tab/>I/P BUFFER:<text:tab/><text:tab/>2 + 2 $<text:tab/></text:p>
      <text:p text:style-name="P88"/>
      <text:p text:style-name="P6"><text:span text:style-name="T67">That is, </text:span><text:span text:style-name="T75">t</text:span><text:span text:style-name="T67">he stack is initialized with the $ symbol. <text:s/>The input buffer is initialized with the input </text:span><text:span text:style-name="T161">(here 2+2)</text:span><text:span text:style-name="T67"> terminated </text:span><text:span text:style-name="T161">with</text:span><text:span text:style-name="T67"> a $. </text:span></text:p>
      <text:p text:style-name="P89"/>
      <text:p text:style-name="P6"><text:span text:style-name="T67">The contents of the stack and the contents of the input buffer together define the </text:span><text:span text:style-name="T16">configuration of the parser</text:span><text:span text:style-name="T67">. <text:s/></text:span></text:p>
      <text:p text:style-name="P3"/>
      <text:p text:style-name="P8"><text:span text:style-name="T164">The parsing process takes place in several steps. </text:span>On successful <text:span text:style-name="T67">completion of </text:span>parsing, the <text:span text:style-name="T57">configuration</text:span> would be:</text:p>
      <text:p text:style-name="P8"/>
      <text:p text:style-name="P10">STACK:<text:tab/>$ expr <text:tab/><text:tab/><text:tab/>I/P BUFFER:<text:tab/><text:tab/>$</text:p>
      <text:p text:style-name="P8"/>
      <text:p text:style-name="P20">where expr is the start variable of the parser's context free grammar. <text:s/><text:span text:style-name="T162">Thus </text:span><text:span text:style-name="T67">at the end of successful parsing, the start symbol of the grammar followed by $ will appear on the stack whereas, the input buffer will contain nothing except the $. <text:s/></text:span></text:p>
      <text:p text:style-name="P122"><text:span text:style-name="T67"/></text:p>
      <text:p text:style-name="P123"><text:span text:style-name="T67">At each step of parsing, the parser takes an </text:span><text:span text:style-name="T16">action</text:span><text:span text:style-name="T67"> resulting in a configuration change. </text:span><text:span text:style-name="T28">A shift-reduce parser can take four possible </text:span><text:span text:style-name="T14">actions</text:span><text:span text:style-name="T28">:</text:span></text:p>
      <text:p text:style-name="P1"/>
      <text:p text:style-name="P18"><text:span text:style-name="T28">1. </text:span><text:span text:style-name="T4">Shift </text:span><text:span text:style-name="T10"><text:s/>is an action of shifting </text:span><text:span text:style-name="T12">the next unread</text:span><text:span text:style-name="T10"> </text:span><text:span text:style-name="T12">terminal</text:span><text:span text:style-name="T10"> from the input buffer to the stack. Once an input character is read, it is removed from the buffer and it</text:span><text:span text:style-name="T11"> </text:span><text:span text:style-name="T10">is </text:span><text:span text:style-name="T19">pushed</text:span><text:span text:style-name="T10"> onto the stack.</text:span></text:p>
      <text:p text:style-name="P12"/>
      <text:p text:style-name="P109"><text:span text:style-name="T10">2. </text:span><text:span text:style-name="T4">Reduce</text:span><text:span text:style-name="T10"> is an action of replacing </text:span><text:span text:style-name="T32">one or more grammar symbols</text:span><text:span text:style-name="T39"> </text:span><text:span text:style-name="T34">from the top of the stack that matches</text:span><text:span text:style-name="T32"> a body </text:span><text:span text:style-name="T35">(right hand side) </text:span><text:span text:style-name="T32">of a production, with the corresponding production head </text:span><text:span text:style-name="T35">(left </text:span><text:span text:style-name="T36">h</text:span><text:span text:style-name="T35">and </text:span><text:soft-page-break/><text:span text:style-name="T35">side)</text:span><text:span text:style-name="T32">.</text:span><text:span text:style-name="T33"> </text:span><text:span text:style-name="T37">The contents on top of the stack <text:s/></text:span><text:span text:style-name="T40">which matches the </text:span><text:span text:style-name="T37">right side of a production is called a </text:span><text:span text:style-name="T20">handle</text:span><text:span text:style-name="T37">. </text:span><text:span text:style-name="T38">The process of replacing a handle with the corresponding production head is called </text:span><text:span text:style-name="T41">a </text:span><text:span text:style-name="T21">reduction</text:span><text:span text:style-name="T38">.</text:span></text:p>
      <text:p text:style-name="P1"/>
      <text:p text:style-name="P17"><text:span text:style-name="T42">3. </text:span><text:span text:style-name="T5">Accept</text:span><text:span text:style-name="T42"> is an action indicating that the entire input has been parsed successfully. </text:span><text:span text:style-name="T47">The parser executes an accept action only if the input buffer is empty and the stack </text:span><text:span text:style-name="T49">consists </text:span><text:span text:style-name="T47">of the start variable </text:span><text:span text:style-name="T162">terminated by a $. <text:s/></text:span></text:p>
      <text:p text:style-name="P111"/>
      <text:p text:style-name="P112"><text:span text:style-name="T162">Accepting configuration: <text:s text:c="9"/></text:span><text:span text:style-name="T2">STACK:<text:tab/></text:span><text:span text:style-name="T150">$ </text:span><text:span text:style-name="T47">&lt;start_</text:span><text:span text:style-name="T48">variable</text:span><text:span text:style-name="T47">&gt;</text:span><text:span text:style-name="T2"><text:tab/><text:tab/><text:tab/>I/P BUFFER: <text:s text:c="6"/>$<text:tab/></text:span></text:p>
      <text:p text:style-name="P13"/>
      <text:p text:style-name="P17"><text:span text:style-name="T42">4. </text:span><text:span text:style-name="T5">Error</text:span><text:span text:style-name="T42"> is an action indicating that an error was encountered while parsing the input.</text:span><text:span text:style-name="T69"> <text:s/>In our example, there was no error. <text:s/>We will see error conditions later. <text:s/></text:span></text:p>
      <text:p text:style-name="P14"/>
      <text:p text:style-name="P15"><text:span text:style-name="T6">EXPLANATION</text:span><text:span text:style-name="T55">:</text:span></text:p>
      <text:p text:style-name="P21"/>
      <text:p text:style-name="P90"><text:span text:style-name="T68">At each step of parsing,</text:span><text:span text:style-name="T56"> </text:span><text:span text:style-name="T76">the shift-reduce parser decides on an action depending on the configuration of the parser. </text:span></text:p>
      <text:p text:style-name="P91"/>
      <text:p text:style-name="P115"/>
      <text:p text:style-name="P92"><text:span text:style-name="T77">(</text:span><text:span text:style-name="T69">1</text:span><text:span text:style-name="T77">)<text:tab/></text:span>STACK:<text:tab/>$<text:tab/><text:tab/><text:tab/><text:tab/><text:tab/>I/P BUFFER:<text:tab/><text:tab/>2 + 2 $<text:tab/></text:p>
      <text:p text:style-name="P96"/>
      <text:p text:style-name="P97"><text:span text:style-name="T44">At this </text:span><text:span text:style-name="T46">configuration</text:span><text:span text:style-name="T44">, </text:span><text:span text:style-name="T77">the parser</text:span><text:span text:style-name="T44"> </text:span><text:span text:style-name="T46">executes a </text:span><text:span text:style-name="T15">shift </text:span><text:span text:style-name="T29">action</text:span><text:span text:style-name="T44"> </text:span><text:span text:style-name="T46">i.e. </text:span><text:span text:style-name="T44">2</text:span><text:span text:style-name="T44"> </text:span><text:span text:style-name="T46">is pushed onto</text:span><text:span text:style-name="T44"> the stack </text:span><text:span text:style-name="T45">resulting in </text:span><text:span text:style-name="T46">the configuration</text:span><text:span text:style-name="T45">:</text:span></text:p>
      <text:p text:style-name="P98"/>
      <text:p text:style-name="P104"><text:span text:style-name="T77">(</text:span><text:span text:style-name="T69">2</text:span><text:span text:style-name="T77">)<text:tab/></text:span><text:span text:style-name="T2">STACK:<text:tab/>$ </text:span><text:span text:style-name="T79">2</text:span><text:span text:style-name="T45"> </text:span><text:span text:style-name="T2"><text:tab/><text:tab/><text:tab/><text:tab/>I/P BUFFER:<text:tab/><text:tab/> + 2 $</text:span></text:p>
      <text:p text:style-name="P93"/>
      <text:p text:style-name="P100"><text:span text:style-name="T80">At configuration (2)</text:span><text:span text:style-name="T82">,</text:span><text:span text:style-name="T80"> the parser executes a reduce action as the contents on top of the stack match the body of the production expr -&gt; </text:span><text:span text:style-name="T81">'</text:span><text:span text:style-name="T80">2</text:span><text:span text:style-name="T81">' </text:span><text:span text:style-name="T95">i.e., 2 is the handle in this case and a reduction takes place replacing the handle with the production head expr.</text:span></text:p>
      <text:p text:style-name="P99"/>
      <text:p text:style-name="P104"><text:span text:style-name="T78">(3)<text:tab/></text:span><text:span text:style-name="T2">STACK:<text:tab/>$ </text:span><text:span text:style-name="T46">expr</text:span><text:span text:style-name="T2"><text:tab/><text:tab/><text:tab/><text:tab/><text:tab/>I/P BUFFER:<text:tab/><text:tab/>+ 2 $<text:tab/></text:span></text:p>
      <text:p text:style-name="P93"/>
      <text:p text:style-name="P99"><text:span text:style-name="T82">Following the reduction,</text:span> the parser shifts '+' to the stack.</text:p>
      <text:p text:style-name="P99"/>
      <text:p text:style-name="P104"><text:span text:style-name="T78">(4)<text:tab/></text:span><text:span text:style-name="T2">STACK:<text:tab/>$</text:span><text:span text:style-name="T46"> expr </text:span><text:span text:style-name="T112">+</text:span><text:span text:style-name="T2"><text:tab/><text:tab/><text:tab/><text:tab/>I/P BUFFER:<text:tab/><text:tab/>2 $</text:span></text:p>
      <text:p text:style-name="P94"/>
      <text:p text:style-name="P99">The parser <text:span text:style-name="T82">shifts once again, resulting in the configuration:</text:span></text:p>
      <text:p text:style-name="P99"/>
      <text:p text:style-name="P105"><text:span text:style-name="T78">(5)<text:tab/></text:span><text:span text:style-name="T2">STACK:<text:tab/>$ </text:span><text:span text:style-name="T46">expr </text:span><text:span text:style-name="T112">+ 2</text:span><text:span text:style-name="T2"><text:tab/><text:tab/><text:tab/>I/P BUFFER:<text:tab/><text:tab/> $<text:tab/></text:span><text:span text:style-name="T46"> </text:span></text:p>
      <text:p text:style-name="P99"/>
      <text:p text:style-name="P101"><text:span text:style-name="T96">The parser executes a reduce action </text:span><text:span text:style-name="T17">reducing</text:span><text:span text:style-name="T96"> the handle '2' to the grammar symbol expr. </text:span></text:p>
      <text:p text:style-name="P99"/>
      <text:p text:style-name="P106"><text:span text:style-name="T78">(6)<text:tab/></text:span><text:span text:style-name="T2">STACK:<text:tab/>$ </text:span><text:span text:style-name="T46">expr + expr</text:span><text:span text:style-name="T2"><text:tab/><text:tab/><text:tab/><text:tab/>I/P BUFFER:<text:tab/><text:tab/>2 + 2 $</text:span></text:p>
      <text:p text:style-name="P95"/>
      <text:p text:style-name="P108">The handle expr + expr is further reduced to expr.</text:p>
      <text:p text:style-name="P103"/>
      <text:p text:style-name="P107"><text:span text:style-name="T78">(7)<text:tab/></text:span><text:span text:style-name="T2">STACK:<text:tab/>$ </text:span><text:span text:style-name="T47">expr</text:span><text:span text:style-name="T2"><text:tab/><text:tab/><text:tab/><text:tab/>I/P BUFFER:<text:tab/><text:tab/>$<text:tab/><text:tab/><text:tab/></text:span></text:p>
      <text:p text:style-name="P95"/>
      <text:p text:style-name="P102"><text:span text:style-name="T47">Since the I/P BUFFER is empty and the stack contains only the start variable, the parser executes an accept action, indicating that the input has been parsed </text:span><text:span text:style-name="T50">successfully. </text:span></text:p>
      <text:p text:style-name="P113"><text:soft-page-break/></text:p>
      <text:p text:style-name="P114">The action of the parser is summarized in the following table (link). <text:s text:c="2"/>The logic behind the parsing process will be discussed subsequently. <text:s/></text:p>
      <text:p text:style-name="P102"/>
      <text:p text:style-name="P121"><text:span text:style-name="T163">T</text:span><text:span text:style-name="T24">he following table </text:span><text:span text:style-name="T163">summarizes</text:span><text:span text:style-name="T24"> the </text:span><text:span text:style-name="T58">step-by-step </text:span><text:span text:style-name="T57">change in </text:span><text:span text:style-name="T59">the </text:span><text:span text:style-name="T60">parser's </text:span><text:span text:style-name="T57">configuration</text:span><text:span text:style-name="T24"> </text:span><text:span text:style-name="T25">after </text:span><text:span text:style-name="T67">each</text:span><text:span text:style-name="T25"> </text:span><text:span text:style-name="T13">action</text:span><text:span text:style-name="T25"> taken </text:span><text:span text:style-name="T27">by parser</text:span><text:span text:style-name="T25">. <text:s/></text:span></text:p>
      <text:p text:style-name="P117"/>
      <text:p text:style-name="P120"><text:span text:style-name="T24">STACK<text:tab/><text:tab/>|<text:tab/><text:tab/>I/P BUFFER<text:tab/><text:tab/><text:tab/>|<text:tab/><text:tab/>ACTION </text:span><text:span text:style-name="T25">TAKEN</text:span></text:p>
      <text:p text:style-name="P119">----------------------------------------------------------------------------------------------------------------------------</text:p>
      <text:p text:style-name="P121"><text:span text:style-name="T73">(1)<text:tab/></text:span><text:span text:style-name="T25">$<text:tab/><text:tab/></text:span><text:span text:style-name="T43">|</text:span><text:span text:style-name="T25"><text:tab/><text:tab/>2 + 2 $<text:tab/><text:tab/><text:tab/><text:tab/></text:span><text:span text:style-name="T43">|</text:span><text:span text:style-name="T25"><text:tab/><text:tab/><text:tab/>_</text:span></text:p>
      <text:p text:style-name="P117"/>
      <text:p text:style-name="P121"><text:span text:style-name="T73">(2)<text:tab/>2</text:span><text:span text:style-name="T25"> $<text:tab/><text:tab/></text:span><text:span text:style-name="T43">|</text:span><text:span text:style-name="T25"><text:tab/><text:tab/>+ 2 $<text:tab/><text:tab/><text:tab/><text:tab/></text:span><text:span text:style-name="T43">|</text:span><text:span text:style-name="T25"><text:tab/><text:tab/><text:tab/>SHIFT</text:span></text:p>
      <text:p text:style-name="P117"/>
      <text:p text:style-name="P121"><text:span text:style-name="T73">(3)<text:tab/></text:span><text:span text:style-name="T25">expr $<text:tab/><text:tab/></text:span><text:span text:style-name="T43">|</text:span><text:span text:style-name="T25"><text:tab/><text:tab/>+ 2 $<text:tab/><text:tab/><text:tab/><text:tab/></text:span><text:span text:style-name="T43">|</text:span><text:span text:style-name="T25"><text:tab/><text:tab/><text:tab/>REDUCE</text:span></text:p>
      <text:p text:style-name="P117"/>
      <text:p text:style-name="P121"><text:span text:style-name="T73">(4)<text:tab/></text:span><text:span text:style-name="T25">+ expr $<text:tab/></text:span><text:span text:style-name="T43">|</text:span><text:span text:style-name="T25"><text:tab/><text:tab/>2 $<text:tab/><text:tab/><text:tab/><text:tab/></text:span><text:span text:style-name="T43">|</text:span><text:span text:style-name="T25"><text:tab/><text:tab/><text:tab/>SHIFT</text:span></text:p>
      <text:p text:style-name="P117"/>
      <text:p text:style-name="P121"><text:span text:style-name="T73">(5)<text:tab/>2</text:span><text:span text:style-name="T25"> + expr $<text:tab/></text:span><text:span text:style-name="T43">|</text:span><text:span text:style-name="T25"><text:tab/><text:tab/>$<text:tab/><text:tab/><text:tab/><text:tab/></text:span><text:span text:style-name="T43">|</text:span><text:span text:style-name="T25"><text:tab/><text:tab/><text:tab/>SHIFT</text:span></text:p>
      <text:p text:style-name="P117"/>
      <text:p text:style-name="P121"><text:span text:style-name="T73">(6)<text:tab/></text:span><text:span text:style-name="T25">expr + expr $<text:tab/></text:span><text:span text:style-name="T43">|</text:span><text:span text:style-name="T25"><text:tab/><text:tab/>$<text:tab/><text:tab/><text:tab/><text:tab/></text:span><text:span text:style-name="T43">|</text:span><text:span text:style-name="T25"><text:tab/><text:tab/><text:tab/></text:span><text:span text:style-name="T54">REDUCE</text:span></text:p>
      <text:p text:style-name="P117"/>
      <text:p text:style-name="P121"><text:span text:style-name="T73">(7)<text:tab/></text:span><text:span text:style-name="T25">expr $<text:tab/><text:tab/></text:span><text:span text:style-name="T43">|</text:span><text:span text:style-name="T25"><text:tab/><text:tab/>$<text:tab/><text:tab/><text:tab/><text:tab/></text:span><text:span text:style-name="T43">|</text:span><text:span text:style-name="T25"><text:tab/><text:tab/><text:tab/>REDUCE</text:span></text:p>
      <text:p text:style-name="P117"/>
      <text:p text:style-name="P121"><text:span text:style-name="T73">(8)<text:tab/></text:span><text:span text:style-name="T25">expr $<text:tab/><text:tab/></text:span><text:span text:style-name="T43">|</text:span><text:span text:style-name="T25"><text:tab/><text:tab/></text:span><text:span text:style-name="T26">$<text:tab/><text:tab/><text:tab/><text:tab/></text:span><text:span text:style-name="T43">|</text:span><text:span text:style-name="T26"><text:tab/><text:tab/><text:tab/>ACCEPT</text:span></text:p>
      <text:p text:style-name="P117"/>
      <text:p text:style-name="P118"><text:span text:style-name="T165">The following parsing algorithm exhibits the behavior of the parser.</text:span></text:p>
      <text:p text:style-name="P118"><text:span text:style-name="T165"/></text:p>
      <text:p text:style-name="P124">Initialize the stack with the end-marker $</text:p>
      <text:p text:style-name="P125"><text:span text:style-name="T166">while (</text:span><text:span text:style-name="T167">true</text:span><text:span text:style-name="T166">)</text:span></text:p>
      <text:p text:style-name="P124"><text:tab/>switch(decision by shift-reduce parser)</text:p>
      <text:p text:style-name="P125"><text:span text:style-name="T166"><text:tab/><text:tab/>case '</text:span><text:span text:style-name="T168">reduce</text:span><text:span text:style-name="T166">':</text:span></text:p>
      <text:p text:style-name="P125"><text:span text:style-name="T166"><text:tab/><text:tab/><text:tab/></text:span><text:span text:style-name="T169">pop handle from stack</text:span></text:p>
      <text:p text:style-name="P125"><text:span text:style-name="T169"><text:tab/><text:tab/><text:tab/>push production head of the handle </text:span><text:span text:style-name="T170">to stack</text:span></text:p>
      <text:p text:style-name="P125"><text:span text:style-name="T170"><text:tab/><text:tab/></text:span><text:span text:style-name="T172">case 'shift': </text:span></text:p>
      <text:p text:style-name="P126"><text:tab/><text:tab/><text:tab/><text:span text:style-name="T165">shift next unread input</text:span> to stack</text:p>
      <text:p text:style-name="P125"><text:span text:style-name="T172"><text:tab/><text:tab/></text:span><text:span text:style-name="T173">case 'accept':</text:span></text:p>
      <text:p text:style-name="P127"><text:tab/><text:tab/><text:tab/><text:span text:style-name="T180">flag accept and quit</text:span></text:p>
      <text:p text:style-name="P127"><text:tab/><text:tab/>case 'error':</text:p>
      <text:p text:style-name="P125"><text:span text:style-name="T173"><text:tab/><text:tab/><text:tab/></text:span><text:span text:style-name="T180">flag error and quit</text:span></text:p>
      <text:p text:style-name="P118"><text:tab/></text:p>
      <text:p text:style-name="P116"><text:span text:style-name="T165"/></text:p>
      <text:p text:style-name="P116"><text:span text:style-name="T165"/></text:p>
      <text:p text:style-name="P116"><text:span text:style-name="T165"/></text:p>
      <text:p text:style-name="P22"><text:span text:style-name="T62">2.<text:tab/></text:span><text:span text:style-name="T61">CONFLICTS</text:span></text:p>
      <text:p text:style-name="P24"/>
      <text:p text:style-name="P25"><text:span text:style-name="T63">A shift-reduce parser cannot be used to successfully parse all context free </text:span><text:span text:style-name="T162">grammars</text:span><text:span text:style-name="T63">. </text:span><text:span text:style-name="T64">Conflicts arise when the parser is unable to make a decision on the action to </text:span><text:span text:style-name="T83">execute</text:span><text:span text:style-name="T64">. These conflicts are practically of two-types: </text:span><text:span text:style-name="T107">s</text:span><text:span text:style-name="T106">hift/</text:span><text:span text:style-name="T107">r</text:span><text:span text:style-name="T106">educe conflict and </text:span><text:span text:style-name="T107">r</text:span><text:span text:style-name="T106">educe/</text:span><text:span text:style-name="T107">r</text:span><text:span text:style-name="T106">educe conflict.</text:span></text:p>
      <text:p text:style-name="P26"/>
      <text:p text:style-name="P47"><text:soft-page-break/><text:span text:style-name="T9">2.1<text:tab/></text:span><text:span text:style-name="T7">s</text:span><text:span text:style-name="T3">hift/reduce conflict</text:span></text:p>
      <text:p text:style-name="P61"/>
      <text:p text:style-name="P47">When the parser cannot decide whether to shift or to reduce <text:span text:style-name="T98">in a configuration where both</text:span> <text:span text:style-name="T98">the actions</text:span> seem to be viable options.</text:p>
      <text:p text:style-name="P26"/>
      <text:p text:style-name="P53">Example: <text:span text:style-name="T110">The dangling else problem</text:span></text:p>
      <text:p text:style-name="P53"/>
      <text:p text:style-name="P53">Consider the following grammar:</text:p>
      <text:p text:style-name="P53"/>
      <text:p text:style-name="P27"><text:span text:style-name="T85"><text:tab/>statement</text:span><text:span text:style-name="T84"><text:tab/>:<text:tab/></text:span><text:span text:style-name="T99">if</text:span><text:span text:style-name="T84"> </text:span><text:span text:style-name="T85">boolean</text:span><text:span text:style-name="T84"> </text:span><text:span text:style-name="T99">then</text:span><text:span text:style-name="T84"> statement </text:span></text:p>
      <text:p text:style-name="P27"><text:span text:style-name="T84"><text:tab/><text:tab/><text:tab/>|<text:tab/></text:span><text:span text:style-name="T99">if</text:span><text:span text:style-name="T84"> </text:span><text:span text:style-name="T85">boolean</text:span><text:span text:style-name="T84"> </text:span><text:span text:style-name="T99">then</text:span><text:span text:style-name="T84"> statement </text:span><text:span text:style-name="T99">else</text:span><text:span text:style-name="T84"> statement</text:span></text:p>
      <text:p text:style-name="P27"><text:span text:style-name="T84"><text:tab/><text:tab/><text:tab/></text:span><text:span text:style-name="T87">|<text:tab/>stmt</text:span></text:p>
      <text:p text:style-name="P53"/>
      <text:p text:style-name="P55"><text:tab/>boolean<text:tab/>:<text:tab/><text:span text:style-name="T100">true</text:span></text:p>
      <text:p text:style-name="P55"><text:tab/><text:tab/><text:tab/>|<text:tab/><text:span text:style-name="T100">false</text:span></text:p>
      <text:p text:style-name="P54"/>
      <text:p text:style-name="P55">And the following input: </text:p>
      <text:p text:style-name="P55"/>
      <text:p text:style-name="P28"><text:span text:style-name="T85"><text:tab/>if true then </text:span><text:span text:style-name="T108">if </text:span><text:span text:style-name="T109">false </text:span><text:span text:style-name="T108">then </text:span><text:span text:style-name="T85">st</text:span><text:span text:style-name="T88">mt</text:span><text:span text:style-name="T85"> else st</text:span><text:span text:style-name="T88">mt</text:span></text:p>
      <text:p text:style-name="P55"/>
      <text:p text:style-name="P28"><text:span text:style-name="T85">When the parser is in the</text:span><text:span text:style-name="T87"> </text:span><text:span text:style-name="T85">configuration:</text:span></text:p>
      <text:p text:style-name="P55"/>
      <text:p text:style-name="P33"><text:span text:style-name="T85">STACK:<text:tab/></text:span><text:span text:style-name="T116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</text:span><text:span text:style-name="T86"><text:tab/><text:tab/></text:span></text:p>
      <text:p text:style-name="P31"><text:span text:style-name="T87">I/P BUFFER:<text:tab/></text:span><text:span text:style-name="T87">else st</text:span><text:span text:style-name="T89">mt </text:span><text:span text:style-name="T90">$</text:span></text:p>
      <text:p text:style-name="P56"/>
      <text:p text:style-name="P30"><text:span text:style-name="T91">The parser cannot decide whether the contents on top of the stack is the handle. </text:span><text:span text:style-name="T97">(Recall that a</text:span><text:span text:style-name="T92"> handle is a reducible string, i.e. </text:span><text:span text:style-name="T97">A sequence of grammar symbols that matches the body of a production). </text:span><text:span text:style-name="T105">T</text:span><text:span text:style-name="T103">he parser faces a conflict </text:span><text:span text:style-name="T104">on</text:span><text:span text:style-name="T103"> </text:span><text:span text:style-name="T104">deciding between </text:span><text:span text:style-name="T103">the shift and reduce actions. This conflict is called shift/reduce conflict.</text:span><text:span text:style-name="T92"> </text:span><text:span text:style-name="T93">In such a scenario, a shift as well as a reduce is possible </text:span><text:span text:style-name="T105">(</text:span><text:span text:style-name="T93">as shown below</text:span><text:span text:style-name="T105">).</text:span></text:p>
      <text:p text:style-name="P57"/>
      <text:p text:style-name="P29"><text:span text:style-name="T94">CASE </text:span><text:span text:style-name="T102">1</text:span><text:span text:style-name="T94">: Parser decides to execute a </text:span><text:span text:style-name="T115">shift</text:span></text:p>
      <text:p text:style-name="P58"/>
      <text:p text:style-name="P59"><text:tab/><text:span text:style-name="T85">STACK:<text:tab/></text:span><text:span text:style-name="T116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</text:span><text:span text:style-name="T86"><text:tab/><text:tab/></text:span></text:p>
      <text:p text:style-name="P34"><text:span text:style-name="T87"><text:tab/>I/P BUFFER:<text:tab/>else st</text:span><text:span text:style-name="T89">mt </text:span><text:span text:style-name="T90">$</text:span></text:p>
      <text:p text:style-name="P62"/>
      <text:p text:style-name="P59"><text:tab/>ACTION:<text:tab/><text:span text:style-name="T114">shift</text:span></text:p>
      <text:p text:style-name="P34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 </text:span><text:span text:style-name="T116">else</text:span><text:span text:style-name="T86"><text:tab/><text:tab/></text:span></text:p>
      <text:p text:style-name="P32"><text:span text:style-name="T87"><text:tab/>I/P BUFFER:<text:tab/>st</text:span><text:span text:style-name="T89">mt </text:span><text:span text:style-name="T90">$</text:span></text:p>
      <text:p text:style-name="P63"/>
      <text:p text:style-name="P35"><text:span text:style-name="T90"><text:tab/></text:span><text:span text:style-name="T94">ACTION:<text:tab/></text:span><text:span text:style-name="T114">shift</text:span></text:p>
      <text:p text:style-name="P35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 </text:span><text:span text:style-name="T116">else </text:span><text:span text:style-name="T117">stmt</text:span><text:span text:style-name="T86"><text:tab/><text:tab/></text:span></text:p>
      <text:p text:style-name="P35"><text:span text:style-name="T87"><text:tab/>I/P BUFFER:<text:tab/></text:span><text:span text:style-name="T90">$</text:span></text:p>
      <text:p text:style-name="P64"/>
      <text:p text:style-name="P36"><text:span text:style-name="T90"><text:tab/></text:span><text:span text:style-name="T94">ACTION:<text:tab/></text:span><text:span text:style-name="T118">reduce</text:span></text:p>
      <text:p text:style-name="P36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19">stmt</text:span><text:span text:style-name="T86"><text:tab/><text:tab/></text:span></text:p>
      <text:p text:style-name="P36"><text:span text:style-name="T87"><text:tab/>I/P BUFFER:<text:tab/></text:span><text:span text:style-name="T90">$</text:span></text:p>
      <text:p text:style-name="P65"/>
      <text:p text:style-name="P37"><text:span text:style-name="T90"><text:tab/></text:span><text:span text:style-name="T94">ACTION:<text:tab/></text:span><text:span text:style-name="T120">reduc</text:span><text:span text:style-name="T121">e</text:span></text:p>
      <text:p text:style-name="P37"><text:span text:style-name="T85"><text:tab/>STACK:<text:tab/></text:span><text:span text:style-name="T113">$ </text:span><text:span text:style-name="T120">stmt</text:span><text:span text:style-name="T86"><text:tab/><text:tab/></text:span></text:p>
      <text:p text:style-name="P37"><text:soft-page-break/><text:span text:style-name="T87"><text:tab/>I/P BUFFER:<text:tab/></text:span><text:span text:style-name="T90">$</text:span></text:p>
      <text:p text:style-name="P37"/>
      <text:p text:style-name="P44"><text:span text:style-name="T90"><text:tab/></text:span><text:span text:style-name="T94">ACTION:<text:tab/></text:span><text:span text:style-name="T131">accept</text:span></text:p>
      <text:p text:style-name="P66"/>
      <text:p text:style-name="P38"><text:span text:style-name="T122">In </text:span><text:span text:style-name="T132">C</text:span><text:span text:style-name="T122">ase </text:span><text:span text:style-name="T132">1</text:span><text:span text:style-name="T122">, the input </text:span></text:p>
      <text:p text:style-name="P72"><text:tab/></text:p>
      <text:p text:style-name="P72"><text:tab/>if true then if false then stmt else stmt</text:p>
      <text:p text:style-name="P72"/>
      <text:p text:style-name="P38"><text:span text:style-name="T137">is</text:span><text:span text:style-name="T122"> interpreted as</text:span></text:p>
      <text:p text:style-name="P72"/>
      <text:p text:style-name="P73"><text:tab/>if true then (if false then stmt else stmt)</text:p>
      <text:p text:style-name="P60"/>
      <text:p text:style-name="P39"><text:span text:style-name="T94">CASE </text:span><text:span text:style-name="T126">2</text:span><text:span text:style-name="T94">: Parser decides to execute a </text:span><text:span text:style-name="T126">reduce</text:span></text:p>
      <text:p text:style-name="P60"/>
      <text:p text:style-name="P60"><text:tab/><text:span text:style-name="T85">STACK:<text:tab/></text:span><text:span text:style-name="T116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</text:span><text:span text:style-name="T86"><text:tab/><text:tab/></text:span></text:p>
      <text:p text:style-name="P39"><text:span text:style-name="T87"><text:tab/>I/P BUFFER:<text:tab/>else st</text:span><text:span text:style-name="T89">mt </text:span><text:span text:style-name="T90">$</text:span></text:p>
      <text:p text:style-name="P67"/>
      <text:p text:style-name="P40"><text:span text:style-name="T90"><text:tab/></text:span><text:span text:style-name="T94">ACTION:<text:tab/></text:span><text:span text:style-name="T127">reduce</text:span></text:p>
      <text:p text:style-name="P40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28">stmt</text:span><text:span text:style-name="T86"><text:tab/><text:tab/></text:span></text:p>
      <text:p text:style-name="P40"><text:span text:style-name="T87"><text:tab/>I/P BUFFER:<text:tab/></text:span><text:span text:style-name="T128">else </text:span><text:span text:style-name="T87">st</text:span><text:span text:style-name="T89">mt </text:span><text:span text:style-name="T90">$</text:span></text:p>
      <text:p text:style-name="P68"><text:tab/></text:p>
      <text:p text:style-name="P41"><text:span text:style-name="T90"><text:tab/></text:span><text:span text:style-name="T94">ACTION:<text:tab/></text:span><text:span text:style-name="T114">shift</text:span></text:p>
      <text:p text:style-name="P41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85">st</text:span><text:span text:style-name="T88">mt </text:span><text:span text:style-name="T116">else</text:span><text:span text:style-name="T86"><text:tab/><text:tab/></text:span></text:p>
      <text:p text:style-name="P41"><text:span text:style-name="T87"><text:tab/>I/P BUFFER:<text:tab/>st</text:span><text:span text:style-name="T89">mt </text:span><text:span text:style-name="T90">$</text:span></text:p>
      <text:p text:style-name="P69"/>
      <text:p text:style-name="P42"><text:span text:style-name="T90"><text:tab/></text:span><text:span text:style-name="T94">ACTION:<text:tab/></text:span><text:span text:style-name="T114">shift</text:span></text:p>
      <text:p text:style-name="P42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85">st</text:span><text:span text:style-name="T88">mt </text:span><text:span text:style-name="T116">else </text:span><text:span text:style-name="T129">stmt</text:span><text:span text:style-name="T86"><text:tab/><text:tab/></text:span></text:p>
      <text:p text:style-name="P42"><text:span text:style-name="T87"><text:tab/>I/P BUFFER:<text:tab/></text:span><text:span text:style-name="T90">$</text:span></text:p>
      <text:p text:style-name="P70"/>
      <text:p text:style-name="P43"><text:span text:style-name="T90"><text:tab/></text:span><text:span text:style-name="T94">ACTION:<text:tab/></text:span><text:span text:style-name="T130">reduce</text:span></text:p>
      <text:p text:style-name="P43"><text:span text:style-name="T85"><text:tab/>STACK:<text:tab/></text:span><text:span text:style-name="T113">$ </text:span><text:span text:style-name="T130">stmt</text:span><text:span text:style-name="T86"><text:tab/><text:tab/></text:span></text:p>
      <text:p text:style-name="P43"><text:span text:style-name="T87"><text:tab/>I/P BUFFER:<text:tab/></text:span><text:span text:style-name="T90">$</text:span></text:p>
      <text:p text:style-name="P71"/>
      <text:p text:style-name="P43"><text:span text:style-name="T90"><text:tab/></text:span><text:span text:style-name="T94">ACTION:<text:tab/></text:span><text:span text:style-name="T130">accept</text:span></text:p>
      <text:p text:style-name="P75"/>
      <text:p text:style-name="P45"><text:span text:style-name="T122">In </text:span><text:span text:style-name="T132">C</text:span><text:span text:style-name="T122">ase </text:span><text:span text:style-name="T133">2</text:span><text:span text:style-name="T122">, the input </text:span></text:p>
      <text:p text:style-name="P74"><text:tab/></text:p>
      <text:p text:style-name="P74"><text:tab/>if true then if false then stmt else stmt</text:p>
      <text:p text:style-name="P74"/>
      <text:p text:style-name="P45"><text:span text:style-name="T137">is</text:span><text:span text:style-name="T122"> interpreted as</text:span></text:p>
      <text:p text:style-name="P74"/>
      <text:p text:style-name="P45"><text:span text:style-name="T122"><text:tab/>if true then </text:span><text:span text:style-name="T132">(</text:span><text:span text:style-name="T122">if false then stmt</text:span><text:span text:style-name="T132">)</text:span><text:span text:style-name="T122"> else stmt</text:span></text:p>
      <text:p text:style-name="P83"/>
      <text:p text:style-name="P46"><text:span text:style-name="T123">A</text:span><text:span text:style-name="T125">n</text:span><text:span text:style-name="T124"> if-then-else </text:span><text:span text:style-name="T123">statement “if boolean then stmt else stmt” is said to have a </text:span><text:span text:style-name="T18">matched-then </text:span><text:span text:style-name="T30">as it is followed by an else condition. A</text:span><text:span text:style-name="T31">n if-then</text:span><text:span text:style-name="T30"> statement “if boolean then stmt” is said to have a </text:span><text:span text:style-name="T18">unmatched-then</text:span><text:span text:style-name="T30"> as it is not followed by an else statement. </text:span><text:span text:style-name="T134">In Case 1, the else statement is </text:span><text:span text:style-name="T135">associated</text:span><text:span text:style-name="T134"> with the </text:span><text:span text:style-name="T136">nearest</text:span><text:span text:style-name="T134"> unmatched-then while in Case 2, the else statement is </text:span><text:span text:style-name="T135">associated</text:span><text:span text:style-name="T134"> with the farthest unmatched-then.</text:span></text:p>
      <text:p text:style-name="P76"><text:tab/></text:p>
      <text:p text:style-name="P84"><text:soft-page-break/></text:p>
      <text:p text:style-name="P52"><text:span text:style-name="T9">2.2<text:tab/></text:span><text:span text:style-name="T8">r</text:span><text:span text:style-name="T3">educe/reduce conflicts </text:span></text:p>
      <text:p text:style-name="P85"/>
      <text:p text:style-name="P47">When the parser cannot decide upon which of several possible reductions to make.</text:p>
      <text:p text:style-name="P26"/>
      <text:p text:style-name="P47"><text:span text:style-name="T158">For e</text:span><text:span text:style-name="T146">xample, </text:span><text:span text:style-name="T158">c</text:span><text:span text:style-name="T147">onsider the following </text:span><text:span text:style-name="T155">grammar</text:span><text:span text:style-name="T147">:</text:span></text:p>
      <text:p text:style-name="P77"/>
      <text:p text:style-name="P48"><text:span text:style-name="T147"><text:tab/></text:span><text:span text:style-name="T154">program<text:tab/>:<text:tab/>statement</text:span></text:p>
      <text:p text:style-name="P79"><text:tab/><text:tab/><text:tab/>|<text:tab/>conditional</text:p>
      <text:p text:style-name="P79"/>
      <text:p text:style-name="P77"><text:tab/>statement<text:tab/>:<text:tab/>if boolean then stmt else stmt</text:p>
      <text:p text:style-name="P77"><text:tab/><text:tab/><text:tab/>|<text:tab/>stmt</text:p>
      <text:p text:style-name="P77"/>
      <text:p text:style-name="P77"><text:tab/>conditional<text:tab/>:<text:tab/>if boolean then stmt else stmt</text:p>
      <text:p text:style-name="P77"><text:tab/><text:tab/><text:tab/>|<text:tab/>stmt</text:p>
      <text:p text:style-name="P77"/>
      <text:p text:style-name="P80">And the configuration to be:</text:p>
      <text:p text:style-name="P80"/>
      <text:p text:style-name="P49"><text:span text:style-name="T148">STACK:<text:tab/>$ </text:span><text:span text:style-name="T149">if boolean then stmt else stmt</text:span></text:p>
      <text:p text:style-name="P81">I/P BUFFER:<text:tab/>$</text:p>
      <text:p text:style-name="P81"/>
      <text:p text:style-name="P50"><text:span text:style-name="T151">The handle “if boolean then stmt else stmt” can be reduced </text:span><text:span text:style-name="T152">using</text:span></text:p>
      <text:p text:style-name="P82"/>
      <text:p text:style-name="P50"><text:span text:style-name="T147"><text:tab/>statemen</text:span><text:span text:style-name="T152">t</text:span><text:span text:style-name="T147"><text:tab/>:</text:span><text:span text:style-name="T152"><text:tab/></text:span><text:span text:style-name="T147">if boolean then stmt else stmt</text:span></text:p>
      <text:p text:style-name="P82">or</text:p>
      <text:p text:style-name="P78"><text:tab/>conditional<text:tab/>:<text:tab/>if boolean then stmt else stmt</text:p>
      <text:p text:style-name="P78"/>
      <text:p text:style-name="P51"><text:span text:style-name="T153">i.e., there are more than one possible reductions. </text:span><text:span text:style-name="T156">The </text:span><text:span text:style-name="T153">parser </text:span><text:span text:style-name="T156">faces a conflict </text:span><text:span text:style-name="T153">on deciding which of the several (two in this example) productions to reduce by. </text:span><text:span text:style-name="T157">This conflict </text:span><text:span text:style-name="T153">is called reduce/reduce</text:span><text:span text:style-name="T151"> </text:span><text:span text:style-name="T153">conflict.</text:span></text:p>
      <text:p text:style-name="P86"/>
      <text:p text:style-name="P52"><text:span text:style-name="T159">C</text:span><text:span text:style-name="T138">onflict ar</text:span><text:span text:style-name="T159">i</text:span><text:span text:style-name="T138">se </text:span><text:span text:style-name="T144">in </text:span><text:span text:style-name="T160">the </text:span><text:span text:style-name="T144">above example</text:span><text:span text:style-name="T159">s</text:span><text:span text:style-name="T144"> </text:span><text:span text:style-name="T138">because the grammar</text:span><text:span text:style-name="T159">s</text:span><text:span text:style-name="T138"> </text:span><text:span text:style-name="T159">are</text:span><text:span text:style-name="T138"> ambiguous grammar</text:span><text:span text:style-name="T159">s</text:span><text:span text:style-name="T138">. </text:span><text:span text:style-name="T139">A shift-reduce parser cannot handle an ambiguous grammar. The class of context free grammars for which shift-reduce parsing can be used is called </text:span><text:span text:style-name="T140">the </text:span><text:span text:style-name="T139">LR(k) </text:span><text:span text:style-name="T140">class</text:span><text:span text:style-name="T139">. </text:span><text:span text:style-name="T141">( We </text:span><text:span text:style-name="T145">will </text:span><text:span text:style-name="T141">explore </text:span><text:span text:style-name="T143">the </text:span><text:span text:style-name="T141">LR(k) class of grammar</text:span><text:span text:style-name="T142">s</text:span><text:span text:style-name="T141"> later )</text:span><text:span text:style-name="T13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FreeMono1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8:38:59</meta:creation-date>
    <meta:generator>LibreOffice/3.6$Linux_X86_64 LibreOffice_project/360m1$Build-2</meta:generator>
    <dc:date>2014-01-02T16:22:27</dc:date>
    <meta:editing-duration>PT23H2M50S</meta:editing-duration>
    <meta:editing-cycles>261</meta:editing-cycles>
    <meta:document-statistic meta:table-count="0" meta:image-count="0" meta:object-count="0" meta:page-count="6" meta:paragraph-count="148" meta:word-count="1542" meta:character-count="8796" meta:non-whitespace-character-count="7108"/>
  </office:meta>
</office:document-meta>
</file>